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5pt" style:font-size-asian="15pt" style:font-size-complex="15pt"/>
    </style:style>
    <style:style style:name="P2" style:family="paragraph" style:parent-style-name="Standard" style:list-style-name="L1">
      <style:text-properties style:font-name="Arial" fo:font-size="15pt" style:font-size-asian="15pt" style:font-size-complex="15pt"/>
    </style:style>
    <style:style style:name="P3" style:family="paragraph" style:parent-style-name="Standard" style:list-style-name="L1"/>
    <style:style style:name="T1" style:family="text">
      <style:text-properties style:font-name="Arial"/>
    </style:style>
    <style:style style:name="T2" style:family="text">
      <style:text-properties style:font-name="Arial" fo:font-size="15pt" style:font-size-asian="15pt" style:font-size-complex="15pt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Strong_20_Emphasis"><text:span text:style-name="T2">Objective:</text:span></text:span><text:span text:style-name="T2"> Build an app that is functionally similar to </text:span><text:a xlink:type="simple" xlink:href="https://survey-form.freecodecamp.rocks/" office:target-frame-name="_blank" xlink:show="new" text:style-name="Internet_20_link" text:visited-style-name="Visited_20_Internet_20_Link"><text:span text:style-name="T2">https://survey-form.freecodecamp.rocks</text:span></text:a></text:p>
      <text:p text:style-name="Standard"><text:span text:style-name="Strong_20_Emphasis"><text:span text:style-name="T2">User Stories:</text:span></text:span></text:p>
      <text:list xml:id="list4167257543" text:style-name="L1">
        <text:list-item>
          <text:p text:style-name="P3"><text:span text:style-name="T2">You should have a page title in an </text:span><text:span text:style-name="Source_20_Text"><text:span text:style-name="T2">h1</text:span></text:span><text:span text:style-name="T2"> element with an </text:span><text:span text:style-name="Source_20_Text"><text:span text:style-name="T2">id</text:span></text:span><text:span text:style-name="T2"> of </text:span><text:span text:style-name="Source_20_Text"><text:span text:style-name="T2">title</text:span></text:span><text:span text:style-name="T2"> </text:span></text:p>
        </text:list-item>
        <text:list-item>
          <text:p text:style-name="P3"><text:span text:style-name="T2">You should have a short explanation in a </text:span><text:span text:style-name="Source_20_Text"><text:span text:style-name="T2">p</text:span></text:span><text:span text:style-name="T2"> element with an </text:span><text:span text:style-name="Source_20_Text"><text:span text:style-name="T2">id</text:span></text:span><text:span text:style-name="T2"> of </text:span><text:span text:style-name="Source_20_Text"><text:span text:style-name="T2">description</text:span></text:span><text:span text:style-name="T2"> </text:span></text:p>
        </text:list-item>
        <text:list-item>
          <text:p text:style-name="P3"><text:span text:style-name="T2">You should have a </text:span><text:span text:style-name="Source_20_Text"><text:span text:style-name="T2">form</text:span></text:span><text:span text:style-name="T2"> element with an </text:span><text:span text:style-name="Source_20_Text"><text:span text:style-name="T2">id</text:span></text:span><text:span text:style-name="T2"> of </text:span><text:span text:style-name="Source_20_Text"><text:span text:style-name="T2">survey-form</text:span></text:span><text:span text:style-name="T2"> </text:span></text:p>
        </text:list-item>
        <text:list-item>
          <text:p text:style-name="P3"><text:span text:style-name="T2">Inside the form element, you are </text:span><text:span text:style-name="Strong_20_Emphasis"><text:span text:style-name="T2">required</text:span></text:span><text:span text:style-name="T2"> to enter your name in an </text:span><text:span text:style-name="Source_20_Text"><text:span text:style-name="T2">input</text:span></text:span><text:span text:style-name="T2"> field that has an </text:span><text:span text:style-name="Source_20_Text"><text:span text:style-name="T2">id</text:span></text:span><text:span text:style-name="T2"> of </text:span><text:span text:style-name="Source_20_Text"><text:span text:style-name="T2">name</text:span></text:span><text:span text:style-name="T2"> and a </text:span><text:span text:style-name="Source_20_Text"><text:span text:style-name="T2">type</text:span></text:span><text:span text:style-name="T2"> of </text:span><text:span text:style-name="Source_20_Text"><text:span text:style-name="T2">text</text:span></text:span><text:span text:style-name="T2"> </text:span></text:p>
        </text:list-item>
        <text:list-item>
          <text:p text:style-name="P3"><text:span text:style-name="T2">Inside the form element, you are </text:span><text:span text:style-name="Strong_20_Emphasis"><text:span text:style-name="T2">required</text:span></text:span><text:span text:style-name="T2"> to enter your email in an </text:span><text:span text:style-name="Source_20_Text"><text:span text:style-name="T2">input</text:span></text:span><text:span text:style-name="T2"> field that has an </text:span><text:span text:style-name="Source_20_Text"><text:span text:style-name="T2">id</text:span></text:span><text:span text:style-name="T2"> of </text:span><text:span text:style-name="Source_20_Text"><text:span text:style-name="T2">email</text:span></text:span><text:span text:style-name="T2"> </text:span></text:p>
        </text:list-item>
        <text:list-item>
          <text:p text:style-name="P2">If you enter an email that is not formatted correctly, you will see an HTML5 validation error </text:p>
        </text:list-item>
        <text:list-item>
          <text:p text:style-name="P3"><text:span text:style-name="T2">Inside the form, you can enter a number in an </text:span><text:span text:style-name="Source_20_Text"><text:span text:style-name="T2">input</text:span></text:span><text:span text:style-name="T2"> field that has an </text:span><text:span text:style-name="Source_20_Text"><text:span text:style-name="T2">id</text:span></text:span><text:span text:style-name="T2"> of </text:span><text:span text:style-name="Source_20_Text"><text:span text:style-name="T2">number</text:span></text:span><text:span text:style-name="T2"> </text:span></text:p>
        </text:list-item>
        <text:list-item>
          <text:p text:style-name="P2">The number input should not accept non-numbers, either by preventing you from typing them or by showing an HTML5 validation error (depending on your browser). </text:p>
        </text:list-item>
        <text:list-item>
          <text:p text:style-name="P3"><text:span text:style-name="T2">If you enter numbers outside the range of the number input, which are defined by the </text:span><text:span text:style-name="Source_20_Text"><text:span text:style-name="T2">min</text:span></text:span><text:span text:style-name="T2"> and </text:span><text:span text:style-name="Source_20_Text"><text:span text:style-name="T2">max</text:span></text:span><text:span text:style-name="T2"> attributes, you will see an HTML5 validation error </text:span></text:p>
        </text:list-item>
        <text:list-item>
          <text:p text:style-name="P3"><text:span text:style-name="T2">For the name, email, and number input fields, you can see corresponding </text:span><text:span text:style-name="Source_20_Text"><text:span text:style-name="T2">label</text:span></text:span><text:span text:style-name="T2"> elements in the form, that describe the purpose of each field with the following ids: </text:span><text:span text:style-name="Source_20_Text"><text:span text:style-name="T2">id="name-label"</text:span></text:span><text:span text:style-name="T2">, </text:span><text:span text:style-name="Source_20_Text"><text:span text:style-name="T2">id="email-label"</text:span></text:span><text:span text:style-name="T2">, and </text:span><text:span text:style-name="Source_20_Text"><text:span text:style-name="T2">id="number-label"</text:span></text:span><text:span text:style-name="T2"> </text:span></text:p>
        </text:list-item>
        <text:list-item>
          <text:p text:style-name="P2">For the name, email, and number input fields, you can see placeholder text that gives a description or instructions for each field </text:p>
        </text:list-item>
        <text:list-item>
          <text:p text:style-name="P3"><text:span text:style-name="T2">Inside the form element, you should have a </text:span><text:span text:style-name="Source_20_Text"><text:span text:style-name="T2">select</text:span></text:span><text:span text:style-name="T2"> dropdown element with an </text:span><text:span text:style-name="Source_20_Text"><text:span text:style-name="T2">id</text:span></text:span><text:span text:style-name="T2"> of </text:span><text:span text:style-name="Source_20_Text"><text:span text:style-name="T2">dropdown</text:span></text:span><text:span text:style-name="T2"> and at least two options to choose from </text:span></text:p>
        </text:list-item>
        <text:list-item>
          <text:p text:style-name="P3"><text:span text:style-name="T2">Inside the form element, you can select an option from a group of at least two radio buttons that are grouped using the </text:span><text:span text:style-name="Source_20_Text"><text:span text:style-name="T2">name</text:span></text:span><text:span text:style-name="T2"> attribute </text:span></text:p>
        </text:list-item>
        <text:list-item>
          <text:p text:style-name="P3"><text:span text:style-name="T2">Inside the form element, you can select several fields from a series of checkboxes, each of which must have a </text:span><text:span text:style-name="Source_20_Text"><text:span text:style-name="T2">value</text:span></text:span><text:span text:style-name="T2"> attribute </text:span></text:p>
        </text:list-item>
        <text:list-item>
          <text:p text:style-name="P3"><text:span text:style-name="T2">Inside the form element, you are presented with a </text:span><text:span text:style-name="Source_20_Text"><text:span text:style-name="T2">textarea</text:span></text:span><text:span text:style-name="T2"> for additional comments </text:span></text:p>
        </text:list-item>
        <text:list-item>
          <text:p text:style-name="P3"><text:span text:style-name="T2">Inside the form element, you are presented with a button with </text:span><text:span text:style-name="Source_20_Text"><text:span text:style-name="T2">id</text:span></text:span><text:span text:style-name="T2"> of </text:span><text:span text:style-name="Source_20_Text"><text:span text:style-name="T2">submit</text:span></text:span><text:span text:style-name="T2"> to submit all the inputs </text:span></text:p>
        </text:list-item>
      </text:list>
      <text:p text:style-name="P1">Fulfill the user stories and pass all the tests below to complete this project. Give it your own personal style. Happy Coding!</text:p>
      <text:p text:style-name="Standard"><text:soft-page-break/><text:span text:style-name="Strong_20_Emphasis"><text:span text:style-name="T2">Note:</text:span></text:span><text:span text:style-name="T2"> Be sure to add </text:span><text:span text:style-name="Source_20_Text"><text:span text:style-name="T2">&lt;link rel="stylesheet" href="styles.css"&gt;</text:span></text:span><text:span text:style-name="T2"> in your HTML to link your stylesheet and apply your CSS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1T21:00:51.896842270</meta:creation-date>
    <dc:date>2023-08-21T21:03:52.322282387</dc:date>
    <meta:editing-duration>PT3M1S</meta:editing-duration>
    <meta:editing-cycles>1</meta:editing-cycles>
    <meta:document-statistic meta:table-count="0" meta:image-count="0" meta:object-count="0" meta:page-count="2" meta:paragraph-count="20" meta:word-count="401" meta:character-count="2225" meta:non-whitespace-character-count="1844"/>
    <meta:generator>LibreOffice/7.3.7.2$Linux_X86_64 LibreOffice_project/30$Build-2</meta:generator>
  </office:meta>
</office:document-meta>
</file>